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fig_bits.h</text:p>
      <text:p text:style-name="Standard"><text:tab/>53: #pragma config FPBDIV = DIV_8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Wall</meta:initial-creator>
    <meta:creation-date>2019-01-21T10:57:18.95</meta:creation-date>
    <dc:date>2019-01-21T11:03:29.91</dc:date>
    <dc:creator>Richard Wall</dc:creator>
    <meta:editing-duration>PT6M12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" meta:word-count="7" meta:character-count="48"/>
  </office:meta>
</office:document-meta>
</file>